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00000001033AE009574F4B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Поиск редактируемого объекта в дереве конфигурации</text:h>
      <text:section text:style-name="Sect1" text:name="i254">
        <text:p text:style-name="P1">В модуле объекта конфигурации, или в его редакторе, вы можете оказаться самыми разными способами. Например, исследуя иерархию вызовов, или просматривая список ошибок конфигурации.</text:p>
        <text:p text:style-name="P1">Есть очень простой способ быстро найти этот объект в дереве конфигурации. Нажмите <draw:frame draw:style-name="fr1" draw:name="Изображение1" text:anchor-type="as-char" svg:width="0.423cm" svg:height="0.423cm" draw:z-index="0"><draw:image xlink:href="Pictures/10000000000000100000001033AE009574F4BC46.png" xlink:type="simple" xlink:show="embed" xlink:actuate="onLoad"/><svg:title>001-32.png</svg:title></draw:frame> в командной панели <text:span text:style-name="T1">Навигатор</text:span>, и навигатор сразу подсветит ваш объект.</text:p>
        <text:p text:style-name="P1">Эта команда включает связь панели <text:span text:style-name="T1">Навигатор</text:span> и редактора объекта конфигурации. Они начинают работать синхронно. Объект, в редакторе которого вы находитесь, выделяется в панели навигатора.</text:p>
        <text:p text:style-name="P1">Поэтому после того, как вы увидели в дереве свой объект, отожмите эту кнопку. В стандартном состоянии она отжата. Иначе работать вам будет не очень удобно, так как при переходе между окнами разных редакторов курсор в навигаторе будет "скакать" по дереву конфигурации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0:02.504263784</dc:date>
    <meta:editing-duration>PT9H11M11S</meta:editing-duration>
    <meta:editing-cycles>150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116" meta:character-count="834" meta:non-whitespace-character-count="722"/>
  </office:meta>
</office:document-meta>
</file>